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72c8" officeooo:paragraph-rsid="001072c8"/>
    </style:style>
    <style:style style:name="P2" style:family="paragraph" style:parent-style-name="Standard">
      <style:text-properties officeooo:rsid="0010d15f" officeooo:paragraph-rsid="0010d15f"/>
    </style:style>
    <style:style style:name="P3" style:family="paragraph" style:parent-style-name="Standard">
      <style:text-properties fo:font-size="9pt" fo:font-style="italic" fo:font-weight="bold" officeooo:rsid="0010d15f" officeooo:paragraph-rsid="0010d15f" style:font-size-asian="9pt" style:font-style-asian="italic" style:font-weight-asian="bold" style:font-size-complex="9pt" style:font-style-complex="italic" style:font-weight-complex="bold"/>
    </style:style>
    <style:style style:name="P4" style:family="paragraph" style:parent-style-name="Standard" style:list-style-name="L1">
      <style:text-properties officeooo:rsid="001072c8" officeooo:paragraph-rsid="001072c8"/>
    </style:style>
    <style:style style:name="P5" style:family="paragraph" style:parent-style-name="Standard" style:list-style-name="L1">
      <style:text-properties officeooo:rsid="001072c8" officeooo:paragraph-rsid="0013178a"/>
    </style:style>
    <style:style style:name="P6" style:family="paragraph" style:parent-style-name="Standard" style:list-style-name="L1">
      <style:text-properties officeooo:rsid="0010c627" officeooo:paragraph-rsid="0010c627"/>
    </style:style>
    <style:style style:name="P7" style:family="paragraph" style:parent-style-name="Standard" style:list-style-name="L1">
      <style:text-properties fo:color="#c2e0ae" officeooo:rsid="0010c627" officeooo:paragraph-rsid="0010c627" fo:background-color="transparent"/>
    </style:style>
    <style:style style:name="P8" style:family="paragraph" style:parent-style-name="Standard" style:list-style-name="L1">
      <style:text-properties fo:color="#c2e0ae" officeooo:rsid="0010d15f" officeooo:paragraph-rsid="0010d15f"/>
    </style:style>
    <style:style style:name="P9" style:family="paragraph" style:parent-style-name="Standard" style:list-style-name="L1">
      <style:text-properties fo:color="#fdc578" officeooo:rsid="0010c627" officeooo:paragraph-rsid="0010c627" fo:background-color="transparent"/>
    </style:style>
    <style:style style:name="P10" style:family="paragraph" style:parent-style-name="Standard" style:list-style-name="L1">
      <style:text-properties fo:color="#72bf44" officeooo:rsid="0010c627" officeooo:paragraph-rsid="0012dcc8"/>
    </style:style>
    <style:style style:name="P11" style:family="paragraph" style:parent-style-name="Standard" style:list-style-name="L1">
      <style:text-properties fo:color="#72bf44" officeooo:rsid="0010d15f" officeooo:paragraph-rsid="0010d15f"/>
    </style:style>
    <style:style style:name="P12" style:family="paragraph" style:parent-style-name="Standard" style:list-style-name="L1">
      <style:text-properties officeooo:rsid="0010d15f" officeooo:paragraph-rsid="0010d15f"/>
    </style:style>
    <style:style style:name="P13" style:family="paragraph" style:parent-style-name="Standard">
      <style:text-properties officeooo:rsid="0010d15f" officeooo:paragraph-rsid="0010d15f"/>
    </style:style>
    <style:style style:name="P14" style:family="paragraph" style:parent-style-name="Standard">
      <style:text-properties officeooo:rsid="0020149e" officeooo:paragraph-rsid="0020149e"/>
    </style:style>
    <style:style style:name="P15" style:family="paragraph" style:parent-style-name="Standard" style:list-style-name="L2">
      <style:text-properties officeooo:rsid="0020149e" officeooo:paragraph-rsid="0020149e"/>
    </style:style>
    <style:style style:name="P16" style:family="paragraph" style:parent-style-name="Text_20_body" style:list-style-name="L3"/>
    <style:style style:name="P17" style:family="paragraph" style:parent-style-name="Text_20_body">
      <style:text-properties officeooo:rsid="0010d15f" officeooo:paragraph-rsid="0010d15f"/>
    </style:style>
    <style:style style:name="P18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1119ca"/>
    </style:style>
    <style:style style:name="T2" style:family="text">
      <style:text-properties officeooo:rsid="0012dcc8"/>
    </style:style>
    <style:style style:name="T3" style:family="text">
      <style:text-properties fo:color="#ce181e" officeooo:rsid="0010d1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structure </text:p>
      <text:p text:style-name="P1"/>
      <text:list xml:id="list4045689947" text:style-name="L1">
        <text:list-item>
          <text:p text:style-name="P4">Introduction </text:p>
          <text:list>
            <text:list-item>
              <text:p text:style-name="P4">Context of the research →<text:span text:style-name="T1"> a inventar<text:tab/><text:tab/></text:span></text:p>
            </text:list-item>
            <text:list-item>
              <text:p text:style-name="P5">Brief state of the art →<text:span text:style-name="T1"> Mirar els papers de la llista de papers per veure els punts que volem tocar </text:span><text:span text:style-name="T3">: Avui </text:span></text:p>
              <text:list>
                <text:list-item>
                  <text:p text:style-name="P4"/>
                </text:list-item>
              </text:list>
            </text:list-item>
            <text:list-item>
              <text:p text:style-name="P6">Summary + contribution </text:p>
              <text:p text:style-name="P6"/>
            </text:list-item>
          </text:list>
        </text:list-item>
        <text:list-item>
          <text:p text:style-name="P6">Preliminaries </text:p>
          <text:list>
            <text:list-item>
              <text:p text:style-name="P7">basic MPC </text:p>
            </text:list-item>
            <text:list-item>
              <text:p text:style-name="P9">Lagrangian relaxaction / OCD </text:p>
            </text:list-item>
            <text:list-item>
              <text:p text:style-name="P10">hyperplane separation methods</text:p>
            </text:list-item>
            <text:list-item>
              <text:p text:style-name="P10">LPV formulation</text:p>
              <text:p text:style-name="P6"/>
            </text:list-item>
          </text:list>
        </text:list-item>
        <text:list-item>
          <text:p text:style-name="P12">Proposed solution </text:p>
          <text:list>
            <text:list-item>
              <text:p text:style-name="P11">Problem statement: <text:span text:style-name="T2">Avui </text:span></text:p>
            </text:list-item>
            <text:list-item>
              <text:p text:style-name="P8">Optimallity condition decomposition </text:p>
            </text:list-item>
            <text:list-item>
              <text:p text:style-name="P8">DMPC – OCD </text:p>
            </text:list-item>
            <text:list-item>
              <text:p text:style-name="P8">LPV – MPC </text:p>
              <text:p text:style-name="P12"/>
            </text:list-item>
          </text:list>
        </text:list-item>
        <text:list-item>
          <text:p text:style-name="P12">Case study </text:p>
          <text:list>
            <text:list-item>
              <text:p text:style-name="P12">system model </text:p>
            </text:list-item>
            <text:list-item>
              <text:p text:style-name="P12">2-agent simulations </text:p>
            </text:list-item>
            <text:list-item>
              <text:p text:style-name="P12">4-agent simulations </text:p>
            </text:list-item>
          </text:list>
        </text:list-item>
      </text:list>
      <text:p text:style-name="P2"/>
      <text:p text:style-name="P2"/>
      <text:p text:style-name="P2"/>
      <text:p text:style-name="P17">Intel Core i7 13th Gen 13700HX 1.5GHz Processor</text:p>
      <text:list xml:id="list1437433820" text:style-name="L3">
        <text:list-item>
          <text:p text:style-name="P18">NVIDIA GeForce RTX 4070 8GB GDDR6</text:p>
        </text:list-item>
        <text:list-item>
          <text:p text:style-name="P18">32GB DDR5-4800 RAM</text:p>
        </text:list-item>
        <text:list-item>
          <text:p text:style-name="P18">1TB Solid State Drive</text:p>
        </text:list-item>
        <text:list-item>
          <text:p text:style-name="P18">Microsoft Windows 11 Home</text:p>
        </text:list-item>
        <text:list-item>
          <text:p text:style-name="P18">10/100/1000 Network</text:p>
        </text:list-item>
        <text:list-item>
          <text:p text:style-name="P18">2x2 802.11ax WiFi 6E</text:p>
        </text:list-item>
        <text:list-item>
          <text:p text:style-name="P18">Bluetooth 5.1</text:p>
        </text:list-item>
        <text:list-item>
          <text:p text:style-name="P16">16" WQXGA IPS WLED-backlit Anti-Glare 240Hz Display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0T12:00:18.939777078</meta:creation-date>
    <dc:date>2023-07-14T17:30:16.054305681</dc:date>
    <meta:editing-duration>PT3H12M1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138" meta:character-count="735" meta:non-whitespace-character-count="635"/>
  </office:meta>
</office:document-meta>
</file>